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273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5.803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6.581cm"/>
    </style:style>
    <style:style style:name="co9" style:family="table-column">
      <style:table-column-properties fo:break-before="auto" style:column-width="2.835cm"/>
    </style:style>
    <style:style style:name="co10" style:family="table-column">
      <style:table-column-properties fo:break-before="auto" style:column-width="4.166cm"/>
    </style:style>
    <style:style style:name="co11" style:family="table-column">
      <style:table-column-properties fo:break-before="auto" style:column-width="2.612cm"/>
    </style:style>
    <style:style style:name="co12" style:family="table-column">
      <style:table-column-properties fo:break-before="auto" style:column-width="8.301cm"/>
    </style:style>
    <style:style style:name="co13" style:family="table-column">
      <style:table-column-properties fo:break-before="auto" style:column-width="2.307cm"/>
    </style:style>
    <style:style style:name="co14" style:family="table-column">
      <style:table-column-properties fo:break-before="auto" style:column-width="3cm"/>
    </style:style>
    <style:style style:name="co15" style:family="table-column">
      <style:table-column-properties fo:break-before="auto" style:column-width="2.335cm"/>
    </style:style>
    <style:style style:name="co16" style:family="table-column">
      <style:table-column-properties fo:break-before="auto" style:column-width="4.195cm"/>
    </style:style>
    <style:style style:name="co17" style:family="table-column">
      <style:table-column-properties fo:break-before="auto" style:column-width="4.138cm"/>
    </style:style>
    <style:style style:name="co18" style:family="table-column">
      <style:table-column-properties fo:break-before="auto" style:column-width="3.889cm"/>
    </style:style>
    <style:style style:name="co19" style:family="table-column">
      <style:table-column-properties fo:break-before="auto" style:column-width="1.087cm"/>
    </style:style>
    <style:style style:name="co20" style:family="table-column">
      <style:table-column-properties fo:break-before="auto" style:column-width="3.112cm"/>
    </style:style>
    <style:style style:name="co21" style:family="table-column">
      <style:table-column-properties fo:break-before="auto" style:column-width="5.249cm"/>
    </style:style>
    <style:style style:name="co22" style:family="table-column">
      <style:table-column-properties fo:break-before="auto" style:column-width="2.168cm"/>
    </style:style>
    <style:style style:name="co23" style:family="table-column">
      <style:table-column-properties fo:break-before="auto" style:column-width="0.893cm"/>
    </style:style>
    <style:style style:name="co24" style:family="table-column">
      <style:table-column-properties fo:break-before="auto" style:column-width="4.417cm"/>
    </style:style>
    <style:style style:name="co25" style:family="table-column">
      <style:table-column-properties fo:break-before="auto" style:column-width="3.445cm"/>
    </style:style>
    <style:style style:name="co26" style:family="table-column">
      <style:table-column-properties fo:break-before="auto" style:column-width="2.558cm"/>
    </style:style>
    <style:style style:name="co27" style:family="table-column">
      <style:table-column-properties fo:break-before="auto" style:column-width="3.944cm"/>
    </style:style>
    <style:style style:name="co28" style:family="table-column">
      <style:table-column-properties fo:break-before="auto" style:column-width="3.612cm"/>
    </style:style>
    <style:style style:name="co29" style:family="table-column">
      <style:table-column-properties fo:break-before="auto" style:column-width="4.639cm"/>
    </style:style>
    <style:style style:name="co30" style:family="table-column">
      <style:table-column-properties fo:break-before="auto" style:column-width="3.14cm"/>
    </style:style>
    <style:style style:name="co31" style:family="table-column">
      <style:table-column-properties fo:break-before="auto" style:column-width="2.806cm"/>
    </style:style>
    <style:style style:name="co32" style:family="table-column">
      <style:table-column-properties fo:break-before="auto" style:column-width="2.529cm"/>
    </style:style>
    <style:style style:name="co33" style:family="table-column">
      <style:table-column-properties fo:break-before="auto" style:column-width="1.281cm"/>
    </style:style>
    <style:style style:name="co34" style:family="table-column">
      <style:table-column-properties fo:break-before="auto" style:column-width="11.964cm"/>
    </style:style>
    <style:style style:name="co35" style:family="table-column">
      <style:table-column-properties fo:break-before="auto" style:column-width="28.614cm"/>
    </style:style>
    <style:style style:name="co36" style:family="table-column">
      <style:table-column-properties fo:break-before="auto" style:column-width="2.974cm"/>
    </style:style>
    <style:style style:name="co37" style:family="table-column">
      <style:table-column-properties fo:break-before="auto" style:column-width="2.418cm"/>
    </style:style>
    <style:style style:name="co38" style:family="table-column">
      <style:table-column-properties fo:break-before="auto" style:column-width="1.974cm"/>
    </style:style>
    <style:style style:name="co39" style:family="table-column">
      <style:table-column-properties fo:break-before="auto" style:column-width="1.614cm"/>
    </style:style>
    <style:style style:name="co40" style:family="table-column">
      <style:table-column-properties fo:break-before="auto" style:column-width="3.057cm"/>
    </style:style>
    <style:style style:name="co41" style:family="table-column">
      <style:table-column-properties fo:break-before="auto" style:column-width="1.558cm"/>
    </style:style>
    <style:style style:name="co42" style:family="table-column">
      <style:table-column-properties fo:break-before="auto" style:column-width="3.833cm"/>
    </style:style>
    <style:style style:name="co43" style:family="table-column">
      <style:table-column-properties fo:break-before="auto" style:column-width="7.497cm"/>
    </style:style>
    <style:style style:name="co44" style:family="table-column">
      <style:table-column-properties fo:break-before="auto" style:column-width="7.274cm"/>
    </style:style>
    <style:style style:name="co45" style:family="table-column">
      <style:table-column-properties fo:break-before="auto" style:column-width="3.362cm"/>
    </style:style>
    <style:style style:name="co46" style:family="table-column">
      <style:table-column-properties fo:break-before="auto" style:column-width="3.5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ipo_actividad" table:style-name="ta1" table:print="false">
        <table:table-column table:style-name="co1" table:default-cell-style-name="Default"/>
        <table:table-row table:style-name="ro1">
          <table:table-cell office:value-type="string">
            <text:p>Comision <text:s text:c="41"/></text:p>
          </table:table-cell>
        </table:table-row>
        <table:table-row table:style-name="ro1">
          <table:table-cell office:value-type="string">
            <text:p>Parada <text:s text:c="43"/></text:p>
          </table:table-cell>
        </table:table-row>
        <table:table-row table:style-name="ro1">
          <table:table-cell office:value-type="string">
            <text:p>Desfile <text:s text:c="42"/></text:p>
          </table:table-cell>
        </table:table-row>
        <table:table-row table:style-name="ro1">
          <table:table-cell office:value-type="string">
            <text:p>Apoyo <text:s text:c="44"/></text:p>
          </table:table-cell>
        </table:table-row>
        <table:table-row table:style-name="ro1">
          <table:table-cell office:value-type="string">
            <text:p>Mantenimiento <text:s text:c="36"/></text:p>
          </table:table-cell>
        </table:table-row>
        <table:table-row table:style-name="ro1">
          <table:table-cell office:value-type="string">
            <text:p>Concentración <text:s text:c="36"/></text:p>
          </table:table-cell>
        </table:table-row>
      </table:table>
      <table:table table:name="sedes" table:style-name="ta1" table:print="false">
        <table:table-column table:style-name="co2" table:default-cell-style-name="Default"/>
        <table:table-row table:style-name="ro1">
          <table:table-cell office:value-type="string">
            <text:p>ARAGUA <text:s text:c="43"/></text:p>
          </table:table-cell>
        </table:table-row>
        <table:table-row table:style-name="ro1">
          <table:table-cell office:value-type="string">
            <text:p>BARINAS <text:s text:c="42"/></text:p>
          </table:table-cell>
        </table:table-row>
        <table:table-row table:style-name="ro1">
          <table:table-cell office:value-type="string">
            <text:p>BOLIVAR <text:s text:c="42"/></text:p>
          </table:table-cell>
        </table:table-row>
        <table:table-row table:style-name="ro1">
          <table:table-cell office:value-type="string">
            <text:p>CARACAS <text:s text:c="42"/></text:p>
          </table:table-cell>
        </table:table-row>
        <table:table-row table:style-name="ro1">
          <table:table-cell office:value-type="string">
            <text:p>FALCON <text:s text:c="43"/></text:p>
          </table:table-cell>
        </table:table-row>
        <table:table-row table:style-name="ro1">
          <table:table-cell office:value-type="string">
            <text:p>MONAGAS <text:s text:c="42"/></text:p>
          </table:table-cell>
        </table:table-row>
        <table:table-row table:style-name="ro1">
          <table:table-cell office:value-type="string">
            <text:p>VALLES DEL TUY <text:s text:c="35"/></text:p>
          </table:table-cell>
        </table:table-row>
        <table:table-row table:style-name="ro1">
          <table:table-cell office:value-type="string">
            <text:p>ZULIA <text:s text:c="44"/></text:p>
          </table:table-cell>
        </table:table-row>
      </table:table>
      <table:table table:name="pfg" table:style-name="ta1" table:print="false">
        <table:table-column table:style-name="co3" table:default-cell-style-name="Default"/>
        <table:table-row table:style-name="ro1">
          <table:table-cell office:value-type="string">
            <text:p>AGROECOLOGIA <text:s text:c="37"/></text:p>
          </table:table-cell>
        </table:table-row>
        <table:table-row table:style-name="ro1">
          <table:table-cell office:value-type="string">
            <text:p>ARQUITECTURA <text:s text:c="37"/></text:p>
          </table:table-cell>
        </table:table-row>
        <table:table-row table:style-name="ro1">
          <table:table-cell office:value-type="string">
            <text:p>COMUNICACION SOCIAL <text:s text:c="30"/></text:p>
          </table:table-cell>
        </table:table-row>
        <table:table-row table:style-name="ro1">
          <table:table-cell office:value-type="string">
            <text:p>ECONOMIA POLITICA <text:s text:c="32"/></text:p>
          </table:table-cell>
        </table:table-row>
        <table:table-row table:style-name="ro1">
          <table:table-cell office:value-type="string">
            <text:p>EDUCACION <text:s text:c="40"/></text:p>
          </table:table-cell>
        </table:table-row>
        <table:table-row table:style-name="ro1">
          <table:table-cell office:value-type="string">
            <text:p>ESTUDIOS JURIDICOS <text:s text:c="31"/></text:p>
          </table:table-cell>
        </table:table-row>
        <table:table-row table:style-name="ro1">
          <table:table-cell office:value-type="string">
            <text:p>ESTUDIOS POLITICOS <text:s text:c="31"/></text:p>
          </table:table-cell>
        </table:table-row>
        <table:table-row table:style-name="ro1">
          <table:table-cell office:value-type="string">
            <text:p>GAS <text:s text:c="46"/></text:p>
          </table:table-cell>
        </table:table-row>
        <table:table-row table:style-name="ro1">
          <table:table-cell office:value-type="string">
            <text:p>GESTION AMBIENTAL <text:s text:c="32"/></text:p>
          </table:table-cell>
        </table:table-row>
        <table:table-row table:style-name="ro1">
          <table:table-cell office:value-type="string">
            <text:p>GESTION SALUD <text:s text:c="36"/></text:p>
          </table:table-cell>
        </table:table-row>
        <table:table-row table:style-name="ro1">
          <table:table-cell office:value-type="string">
            <text:p>GESTION SOCIAL <text:s text:c="35"/></text:p>
          </table:table-cell>
        </table:table-row>
        <table:table-row table:style-name="ro1">
          <table:table-cell office:value-type="string">
            <text:p>INFORMATICA PARA LA GESTION SOCIAL <text:s text:c="15"/></text:p>
          </table:table-cell>
        </table:table-row>
        <table:table-row table:style-name="ro1">
          <table:table-cell office:value-type="string">
            <text:p>MEDICINA INTEGRAL <text:s text:c="32"/></text:p>
          </table:table-cell>
        </table:table-row>
        <table:table-row table:style-name="ro1">
          <table:table-cell office:value-type="string">
            <text:p>PETROLEO <text:s text:c="41"/></text:p>
          </table:table-cell>
        </table:table-row>
        <table:table-row table:style-name="ro1">
          <table:table-cell office:value-type="string">
            <text:p>RADIOTERAPIA <text:s text:c="37"/></text:p>
          </table:table-cell>
        </table:table-row>
        <table:table-row table:style-name="ro1">
          <table:table-cell office:value-type="string">
            <text:p>REFINACION Y PETROQUIMICA <text:s text:c="24"/></text:p>
          </table:table-cell>
        </table:table-row>
      </table:table>
      <table:table table:name="parroquia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codigo_parroquia</text:p>
          </table:table-cell>
          <table:table-cell office:value-type="string">
            <text:p>parroquia</text:p>
          </table:table-cell>
          <table:table-cell office:value-type="string">
            <text:p>codigo_municipio</text:p>
          </table:table-cell>
          <table:table-cell office:value-type="string">
            <text:p>codigo_esta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TAGRACI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AC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AGUA DE BARCELONA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CARM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LARIN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NOTO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NTAUR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LEDA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MATE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TAPIRIRE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PIR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ERTO PIRITU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dmundo Barrios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ZUELO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JOSE DE GUANIPA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ANTA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RITU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CHERIAS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ALLE GUANAPE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TA ANA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CHAPARRO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CA UCHIRE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HAGUA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UZU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ASDUALIT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JUAN DE PAYAR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ORZ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FERNANDO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IRUACA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 DELICIA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URMER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 VICTORI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CASIMIRO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SEBASTIA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GU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RBACOAS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ILLA DE CUR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LO NEGRO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TA CRUZ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MATEO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 TEJERIAS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LIMON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LONIA TOVAR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MATAGUA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CONSEJO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TA RITA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CUMARE DE LA COSTA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ISMENDI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FREDO A LARRIV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TAMIR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TA BARBAR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REAL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IUDAD BOLIVIA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IUDAD DE NUTRIAS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DRIGUEZ DOMINGUEZ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ICOPORO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RRANCAS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CANTON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osé Antonio Páez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MON BOLIVA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ICARA DEL ORINOC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TEDRAL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PATA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ASIPATI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IPA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UMEREMO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IUDAD PIA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TA ELENA DE UAIREN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CALLAO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PALMA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JUM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IGU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IAR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ACARA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TALBAN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O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MOCRACIA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JOAQUI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NDELARIA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RANDA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 LOS GUAYOS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GUANAGUA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RB SAN DIEGO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 TOCUYITO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guel Peña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JEDE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INAQUILLO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BAUL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PAO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BERTAD DE COJEDE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CARLOS DE AUSTRIA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eneral en Jefe JOSE L SILVA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CAPO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ULO GALLEGOS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JUAN DE LOS CAYO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LUI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PATARIDA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RTE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 VELA DE CORO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DREGAL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EBLO NUEVO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URUGUARA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NE DE MAUROA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ANTONIO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BURE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UCACAS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ERTO CUMAREBO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BAJURO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ICHIRIVICHE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S TAQUES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RITU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.CRUZ DE BUCARAL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RIMIRE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CURA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ARACAL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LMA SOLA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CRE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RUMACO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COPERO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ALLE DE LA PASCU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SOMBRERO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LABOZO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TAGRACIA DE ORITUCO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UCUPIDO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JUAN DE LOS MORRO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RAZA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MAGUAN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JOSE DE GUARIB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 MERCEDES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SOCORRO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RTIZ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TA MARIA DE IPIRE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AGUARAMAS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AYABAL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EITEZ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TEDRAL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AN B RODRIGUEZ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LIVAR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BUDARE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NIDAD SAMUEL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QUISIQU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O TAMAYO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RAR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BRIEL PICON G.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 AZULITA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NAGUA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EQUIAS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ARAQUE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APUEY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ONDOY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IAS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BAY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IMOTES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 CRUZ DE MORA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 ELENA DE ARENALES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UCANI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TO DOMINGO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EBLO LLANO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CUCHIES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ILADORES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GUNILLAS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LLANO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EVA BOLIVIA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 MARIA DE CAPARO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ICAGUA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A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UCAGUA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GUEROTE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S TEQUES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 TERESA DEL TUY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CUMARE DEL TUY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IO CHICO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TA LUCIA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ARENAS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TARE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U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ATIRE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ARALLAVE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ANTONIO LOS ALTOS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JOSE DE BARLOVENTO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FCO DE YARE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RUTA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RIZAL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ACAO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HATILLO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MPORAL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UPIRA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ANTONIO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IPITO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IPE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ICARA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NTA DE MATA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MBLADOR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FURRIAL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AGUA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UIRIQUIRE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RRANCAS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GUASAY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TA BARBARA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RACOA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 ASUNCION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JUAN BAUTISTA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TA ANA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MPATAR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AN GRIEGO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RLAMAR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CA DEL RIO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PEDRO DE COCHE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NTA DE PIEDRAS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M.LA PLAZA DE PARAGUACHI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ALLE ESP SANTO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AURE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RITU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ANARE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ANARITO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SPINO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ARIGUA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ISCUCUY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ILLA BRUZUAL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ABASQUEN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GUA BLANCA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PELON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CONOITO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RAFAEL DE ONOTO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PLAYON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IO CARIBE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PILAR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TA CATALINA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AGUARAPARO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RAPA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ANT DEL GOLFO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UMANACOA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IACO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TAGRACIA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IRIA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IÑO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UNAPUY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JOSE DE AREOCUAR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IGUITAR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AYA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LON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ANT DEL TACHIRA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PACHO NUEVO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RIBA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 GRITA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BIO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BATERA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 CONCORDIA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EGONERO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. ANA <text:s/>DEL TACHIR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 FRIA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LMIRA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CHELENA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EJALES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LONCITO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REÑA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UENIQUEA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RDERO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M.SAN RAFAEL DEL PINAL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PACHO VIEJO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 TENDIDA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BORUCO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 MESAS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JOSE DE BOLIVAR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COBRE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LICIAS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SIMON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JOSECITO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MUQUENA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TIJOQUE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CONO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ACHE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SCUQUE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ISTOBAL MENDOZA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 QUEBRADA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RCEDES DIAZ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EJENDE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DIVIDIVE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TE CARMELO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TATAN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MPAN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VAJAL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BANA DE MENDOZA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TA ISABEL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BANA GRANDE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SOCORRO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MPO ELIAS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TA APOLONIA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MPANITO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O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IVACOA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IRGUA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FELIPE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AMA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RACHICHE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ARITAGUA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BANA DE PARRA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RAURE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COROT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DEPENDENCIA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PABLO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UMARE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ARRIAR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ENERAL URDANETA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DRO LUCAS URRIBARRI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TA CRUZ DEL ZULIA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IS DE VICENTE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LIVAR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ARIA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AJIRA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JOSE DE PERIJA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IBRALTAR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RES BELLO (KM 48)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EAZAR LOPEZ C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DON PEREZ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NALDO GARCI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BROSIO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UL CUENCA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SE RAMON YEPEZ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AGAS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CIAL HERNANDEZ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RI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MON RODRIGUEZ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FAEL MARIA BARALT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RNANDO GIRON TOVAR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FERNANDO DE ATABA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OA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CARLOS DE RIO NEG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SLA DE RATON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JUAN DE MANAPIARE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 ESMERALDA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 JOSE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DERNALES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URIAPO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MATACA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ABALLEDA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NDELARI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JOAQUI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CHIPO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CRISTOBA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UANAP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PABLO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BERTADO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MO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 CARIT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CA DEL PAO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AR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MIGUEL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guel Otero Silva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ERTO LA CRUZ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ORRERON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FRANCISCO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 MORRO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TA BARBARA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EBLO NUEVO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MAS ALFARO CALATRAVA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CA DE CHAVEZ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URIT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NTEC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AMENDI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DAZZ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 TRINIDA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ÑALV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ORONI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MAN DE GUER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UAT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ALLE MORIN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LLA VIST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FRANCISCO DE CARA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GDALENO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MARTIN DE PORRES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IARA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 A DE AZUCAR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MEN DE CURA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NCISCO DE MIRANDA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UADARRAM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INA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INITA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E IGNACIO DEL PUMA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 LUZ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GNACIO BRICEÑO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BERTAD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 REGALO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BANETA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ICOLAS PULIDO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 SOCORRO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TA CRUZ DE GUACAS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minga Ortiz de Páez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NCE DE ABRI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CENSION FARRERA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GUA SALAD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DRES ELOY BLANCO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LOM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IPAO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LLA COSTA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FRANCISCO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KABARU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NOABO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LEN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GUAS CALIENTE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IUDAD ALIANZA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RAMA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TERNIDAD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TEDRAL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 INDEPENDENCIA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gro Primero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AN DE MATA SUAREZ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CR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 AMPARO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AN ANGEL BRAVO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 AGUADITA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PADAR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ACUA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ROJO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IRUBANA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URIGUA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GUA CLARA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DICORA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GUA LARGA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SIGUA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GABRIEL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URIMAGUA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CA DE AROA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 CIENAGA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CA DE TOCUYO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DIBANA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JOSE DE LA COSTA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 CHARAL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GUA LINDA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CAYA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UZUAL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SPINO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S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 CALVARIO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ZAMA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RAFAEL DE LAYA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RAPARA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JOSE DE UNARE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ERTO MIRANDA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A RITA DE MANAPIRE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FCO. DE TIZNADOS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TAMIRA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ZORLA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E MARIA BLANCO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 CONCEPCION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EGO DE LOZAD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ZOATEGUI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E G. BASTIDAS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TONIO DIAZ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MIGUEL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ACAMBU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USTAVO VEGAS LEON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CTOR AMABLE MORA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PUR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JI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SA DE QUINTERO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LMIRA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CRISTOBAL DE 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GRARIO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DRES ELOY BLANCO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SA BOLIVAR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OY PAREDES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LORENCIO RAMIREZ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S PIEDRAS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CURUBA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ERONIMO MALDONADO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IGUARA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VAR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DEPENDENCIA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ANTONIO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ÑO EL TIGRE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AGUITA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URIEPE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ECILIO ACOSTA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 CARTANAL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 DEMOCRACIA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 GUAPO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ONCIO MARTINEZ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UEVA CUA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LIVAR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S BRISAS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UMBO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 ANTONIO DE YARE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 CAFETAL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CHURUCUTO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FRANCISCO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RESEN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EO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 TEJERO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BASCA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SEPIN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AGUARAMAL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CHIPO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S BARRANCOS DE FAJARDO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BALA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UEVARA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GUIRRE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DRIAN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FRANCISCO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CENTE FUENTES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S BARALES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NCISCO FAJARDO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IO ACARIGUA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VERAL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RDOBA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INIDAD DE LA CAPILLA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ARICION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YARA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CEPCION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NELONES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ÑA BLANCA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ÑO DELGADITO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TOLIN TOVAR AQUINO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TA FE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LORIDA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JUAN GALDONAS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 RINCON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TA ROSA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BERTAD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MPO CLARO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ENAS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TUARO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YACUCHO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ISTOBAL COLON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MULO GALLEGOS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MPO ELIAS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VERA ACOSTA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NICUARE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IVAS BERTI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LOTAL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AN GERMAN ROSCIO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 FLORIDA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MILIO C. GUERRERO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AMON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STITUCION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DRO MARIA MORANTES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DENAS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CA DE GRITA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JOAQUIN DE NAVAY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 PALMITA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UEVA ARCADIA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PABLO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TO DOMINGO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IPRIANO CASTRO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CONO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E G HERNANDEZ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 CARMEN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 CONCEPCION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BANA LIBRE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IQUINQUIRA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JO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AN IGNACIO MONTILLA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RILLO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GUA CALIENTE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UENA VISTA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 BAÑO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TA ANA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TONIO N BRICEÑO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NIN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AGUANEY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EREGUE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S CAPRICHOS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NOLDO GABALDON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 CEIBA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MPANITO II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MPO ELIAS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LO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BARICO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ANDRES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 GUAYABO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BERTADOR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TA RITA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RRIBARRI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ICAURTE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QUIVACOA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 ANTONIO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IAS SANCHEZ RUBIO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TOLOME DE LAS CASAS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RAS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TRERITOS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ONSO DE OJEDA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NCONTRADOS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IXTO ZAMBRANO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ERMAN RIOS LINARES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 VICTORIA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 CONCEPCION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SLA DE TOAS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NCISCO OCHOA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ESUS M SEMPRUN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LOS QUEVEDO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NUEL MANRIQUE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IS ALBERTO GOMEZ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CATA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CTORINO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LANO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MARIAPO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TO VENTUARI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UACHAMACARE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RGEN DEL VALLE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IS B PRIETO FIGUERO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TOS DE ABELGAS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MULO GALLEGOS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AYACA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TEDR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ERGANTI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BANA DE UCHIR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TA ROS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TA INES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L PAO DE BARCELONA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N DIEGO DE CABRUTICA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CRE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L YAGUA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QUINTER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L AMPAR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UNAVICH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L RECREO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DRE MA DE SAN JOS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FREDO PACHECO M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O DE ZARAT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UIRIPA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GUAY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 FRANCISCO DE ASI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NS FELICIANO G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 UNIO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 SILVESTR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LDERA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AMON IGNACIO MENDEZ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BISPOS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LACIO FAJARDO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ERTO DE NUTRIAS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NDRES BELLO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SPARRITO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ERTO VIVAS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ta Rosalía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STA AL SO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TAGRACIA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 SABANIT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DRO COVA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S MAJADAS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 ISIDRO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CELONETA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IMON BOLIVA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CARIGUA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YAGUA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OAIGOAZA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L SOCORRO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NUEL MANRIQUE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 PASTORA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 PEÑA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QU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NTA CARDON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UAIBACOA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VARIA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AIVED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DEPENDENCIA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 FELIX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TA ANA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LINA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 SOLEDAD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OCUYO DE LA COSTA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S VEGAS DEL TUY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AURIMA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L RASTRO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BERTAD DE ORITUCO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NTAGALLO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VERITO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BRUTA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 JOSE DE TIZNADOS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TA ROS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 MIGUEL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UARICO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GUA VIVA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MACARO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AGUAS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QBDA. HONDA DE GUACHE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URIA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SE NUCETE SARDI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CANTA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 MESA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IO NEGRO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ILLA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IÑANGO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SA DE LAS PALMAS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 DE ALCAZAR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 RAFAEL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STANQUES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L AMPARO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RIA C PALACIOS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EVALO GONZALEZ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CARIGUA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RACOTOS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TA BARBARA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CARIGUA DE LA LAGUNA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UCAGUITA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S MINAS DE BARUTA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L GUACHARO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 FELIX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S ALHUACAS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L COROZO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UANAGUANA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TASIETE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 JUAN GUANAGUANARE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IVINA PASTORA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 ESTACION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IMPINELA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 RAFAEL PALO ALZADO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TA CRUZ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ERMO MORLES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ERTO SANTO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UARAUNOS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TA TERESA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UJIL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RO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ICAGUA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NDON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TA INES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NTA DE PIEDRA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COPATA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 PEDRO DEL RIO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UAN VICENTE GOMEZ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MAN CARDENA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MENODORO RANGEL LAMU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NS. MIGUEL A SALAS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 PETROLEA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N JUAN BAUTISTA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TOSI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SE ANTONIO PAEZ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RADAS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LEAZAR LOPEZ CONTRERA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BERTO ADRIANI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NUEL FELIPE RUGELES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RNANDEZ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 PUEBLITA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SQUEY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UICAS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 UNION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TRIZ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 MESA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 BEATRIZ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EGARRA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L CENIZO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A MARIA DEL HORCON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ALISCO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 PAZ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MPO ALEGRE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ALMORE RODRIGUEZ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L JAGUITO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RANADOS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NTONIO JOSE DE SUCRE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L PROGRESO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 CONCEPCION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MERLA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 JAVIER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NUEL GUANIPA MATOS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SE CENOVIO URRIBARR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RALITO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NS.MARCOS SERGIO G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RISTO DE ARANZA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NA MARIA CAMPOS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INAMAICA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BERTAD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.ARTURO CELESTINO A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L CARMELO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NEZUELA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L ROSARIO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RGE HERNANDEZ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AFAEL URDANETA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 JOSE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 FRANCISCO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ANCISCO J PULGAR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AFAEL URDANETA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RHUEÑA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YAPACANA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MUNIDAD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SIQUIARE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IPAPO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DIO VENTUARI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RAWAKA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 RAFAEL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NUEL RENAUD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UAN BAUTISTA ARISMEN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RUAO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 PASTOR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IGU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RIC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ÚCURA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TA CLARA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ACHAR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 VICENT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 CAMILO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N RAFAEL DE ATAMAICA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AQUIN CRESP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UA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STOR NIEVES RIO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LLAS DE CARAMACAT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 PEÑITAS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ALLES DE TUCUTUNEMO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 ANTONI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TA INE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DRO BRICEÑO MENDEZ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OS GUASIMITOS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SE FELIX RIBAS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TA ROS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TA CATALINA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IRICA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 URBANA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STA HERMOS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ITACO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TA BARBARA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UAN JOSE FLORES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IBERTADOR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AZARIDA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TA ANA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CORUCA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IEDRA GRANDE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UENA VISTA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PARARI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ZMAN GUILLERMO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UEBLO CUMAREBO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ARDATINAJA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 FCO DE MACAIRA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 LORENZO DE TIZNADOS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ION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AR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UMOCARO ALTO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STAÑEDA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ROTURO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ULIDO MENDEZ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 MOLINO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 JOSE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 LLANO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 VENTA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CUTE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 JUAN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 FRANCISCO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TA APOLONIA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PAYA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 PEDRO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PARO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ILAS DE MARICHES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 AGUSTIN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ENTO FRESCO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AGUARAMAS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 VICENTE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ARICIO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OLIVAR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RGEN DE LA COROMOTO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MON PERAZA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VENCIO A VELASQUEZ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 ISIDRO LABRADOR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 MORRO DE PTO SANTO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UNAPUICITO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OLIVAR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 ANTONIO DE IRAPA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COLLAR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TA CRUZ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ALENTIN VALIENTE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IDEAU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SAIAS MEDINA ANGARIT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QUINIMARI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 SEBASTIAN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UAN PABLO PEÑALOSA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METERIO OCHOA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 CEDRO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YACUCHO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NAMERICANA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TA RITA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NSEÑOR CARRILLO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TIAGO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NDOZA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OLIVIA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GUA SANTA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LOR DE PATRIA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SE LEONARDO SUAREZ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 PARAISO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 ESPERANZA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RES DE FEBRERO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RCELINO BRICEÑO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 MENE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 CARLOS DEL ZULIA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 RAFAEL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IQUINQUIRA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N JOSE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TA GUAJIRA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IO NEGRO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OMULO GALLEGOS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IQUINQUIRA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MPO LARA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 ROSA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RIANO PARRA LEON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 BAJO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LATANILLAL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NAME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CUY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UNDUAPO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JO VENTUARI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VACA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SE VIDAL MARCANO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DRE BARRAL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NUEL PIAR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IA LA MAR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N AGUSTI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L PILA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VERITO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UCURITA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INCON HOND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RDANET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EDRO JOSE OVALL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REVALO APON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AS GUACAMAYA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UGUSTO MIJARE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NTA LUCI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imón Rodríguez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imón Bolívar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ALLA COSTA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UANIAM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RHUANT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UARATARO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RTOLOME SALOM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N BLAS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RIRO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AS CALDERAS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URURECHE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ADACAQUIVA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L PAUJI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ITAR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AZARIDA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N RAFAEL DE ORITUCO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L CUJI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RAISO DE SAN JOS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UMOCARO BAJO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IQUINQUIRA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TE. ROMULO GALLEGO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UAIMARAL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ONTALBAN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UAN RODRIGUEZ SUAREZ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A TOMA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UEBLO NUEVO DEL SUR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NAQUIRE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ACATA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N FERNANDO DEL GUAPO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A DOLORITA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A GUANOTA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A PICA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AGUAYA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UCRE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N JOSE DE LA MONTAÑA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N JOSE DE SAGUAZ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NTONIO JOSE DE SUCRE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ION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CARAPANA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RABA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N FERNANDO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NTA MARIA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N JUAN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R. FCO. ROMERO LOBO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URBUSAY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NTA CRUZ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RUZ CARRILLO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ABIMBU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A PUERTA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NUEL SALVADOR ULLOA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ALERITA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N TIMOTEO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NTA BARBARA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AS PARCELAS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NTA LUCIA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LTAGRACIA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OBURES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CEPCION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IBERTAD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UNTA GORDA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OMITILA FLORES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UAYAPO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IERRA PARIMA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ONARDO RUIZ PINEDA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NICETO LUGO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 DE JULIO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A GUAIRA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N JOS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ARICUA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UATA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QUESERAS DEL MEDI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OSE CASANOVA GODO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ORUNO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CHAMA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IJIGUAO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OSE ANTONIO PAEZ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NION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N JOSE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UAJIRO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ORUY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BANETA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UBLETT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AMAC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INTORER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ORAN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SPINOZA LOS MONTEROS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ESIDENTE BETANCOURT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UCUTUY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TRIZ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ACINTO PLAZA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A TRAMPA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IBAS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L JARILLO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BANA DE PIEDRA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LTO DE LOS GODOS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L PINTO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ILLA ROSA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RAL FCO. A VASQUEZ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N LORENZO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nta Fe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ENERAL RIVAS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NDRES LINARES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UÑAME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N LUIS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N JOSE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UEBLO NUEVO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AMARE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LEGARIO VILLALOBOS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L BATEY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RMEN HERRERA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OS CORTIJOS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ONS. ARGIMIRO GARCIA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LMIRANTE LUIS BRION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CUTO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AN JUA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NDRES ELOY BLANC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L CARM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NIVERSIDAD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RINOCO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ORBURATA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ANTA ROSA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L VINCULO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IO SECO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SO REAL DE MACAIRA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UAN DE VILLEGAS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OSE BERNARDO DORANT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ILARIO LUNA Y LUN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ARA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RESIDENTE PAEZ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UCUCHACH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ERNANDEZ PEÑA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OMINGO PEÑA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L CAFE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LTAGRACIA DE LA M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OQUERON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A TOSCANA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AUL LEONI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ONSEÑOR JAUREGUI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RES ESQUINAS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RNOLDO GABALDO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A SIERRITA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UANA DE AVILA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AN BENITO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CL.ANTONIO J DE SUCRE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IQUETIA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NTA ROSALI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OS TACARIGUA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OMULO BETANCOUR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AR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NAPAN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TANEMO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AFAEL URDANETA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 HATO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GUEDO F. ALVARADO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RNEL. MARIANO PERAZ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A CANDELARI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NUEL MORILLO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ONZALO PICON FEBRES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RIZAPA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AS COCUIZAS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AFAEL RANGEL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RACCIOLO PARRA PEREZ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OMULO BETANCOURT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JUAN MILLAN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AIGUATA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NTA TERES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RAZON DE JESU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YOCOIMA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ZE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DAURE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UENA VISTA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ONTES DE OCA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SUNA RODRIGUEZ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NTA CRUZ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N JOSE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DELFONZO VASQUEZ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RISTIDES CALVANI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L JUNKO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UCR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MON I MENDEZ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OZO VERD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JUAREZ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ORRES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ASSO DE LA VEGA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AN SIMON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AN MIGUEL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CIQUE MARA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UL LEONI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3 DE ENER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LTO BARINA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L BLANCO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ARACCIOLO PARRA P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UARAMACAL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ECILIO ACOSTA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ARLOS SOUBLETTE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NTIMAN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NUEL P FAJARD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ONTA A VERDE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RIANO PICON SALAS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A VEGA DE GUARAMACAL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AUL LEONI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L RECRE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UAN A RODRIGUEZ 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ERIBERTO ARROYO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NTONIO SPINETTI DINI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RANCISCO EUGENIO B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L VAL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OMINGA ORTIZ P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AS MERCEDES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L MORRO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NUEL DAGNINO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A VEG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ECILIO ZUBILLAGA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OS NEVADOS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UIS HURTADO HIGUERA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CARA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EYES VARGAS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ENANCIO PULGAR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ARICUA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LTAGRACIA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NTONIO BORJAS ROMERO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L JUNQUIT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AN ISIDRO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CH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AN PEDR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AN BERNARDIN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L PARAISO</text:p>
          </table:table-cell>
          <table:table-cell table:number-columns-repeated="2" office:value-type="float" office:value="1">
            <text:p>1</text:p>
          </table:table-cell>
        </table:table-row>
      </table:table>
      <table:table table:name="municipio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codigo_municipio</text:p>
          </table:table-cell>
          <table:table-cell office:value-type="string">
            <text:p>codigo_estado</text:p>
          </table:table-cell>
          <table:table-cell office:value-type="string">
            <text:p>municipio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LIBERTAD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NAC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HAGU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IRARDO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RISMEND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CARO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BEJU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ANZOATEGU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COS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INFAN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CRESP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ALBERTO ADRI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ACEVE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ACOS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ARISMEND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ARAU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ARISMEND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AYACUC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RAFAEL RANG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BOLIV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BARAL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ATUR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TUCUPI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VARGAS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ARAGU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UÑO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ANTIAGO MARIÑ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CEDEÑ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CARLOS ARVEL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FALC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BOLIVA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MELLAD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IRIBARRE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ANDRES BELL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BRI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BOLIVA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IA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ESTELL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BENITE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BOLIVA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BOCONÓ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BRUZU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SANTA RIT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ATABAP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PEDERNALE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OLIVAR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PAEZ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JOSE FELIX RIVA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OLIV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HERE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DIEGO IBARR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GIRARDO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BUCHIVACO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MIRAND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JIMENEZ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ARZOBISPO CHACO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GUAICAIPUR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CARIP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GOMEZ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GUANAR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BERMUDEZ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INDEPENDENCI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CARACH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NIRGU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COLO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MARO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string">
            <text:p>ANTONIO DIAZ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RUZUA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EDRO CAMEJO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SAN CASIMIR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EZEQUIEL ZAMOR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PIA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GUACAR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<text:s/>PAO SN J BAUTIST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CARIRUBAN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MONAGA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MORA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CAMPO ELIA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INDEPENDENCI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CEDEÑ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MANEIR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UANARIT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CAJIGA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CARDENA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ESCUQU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SAN FELIP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MAR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RIO NEGR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CASACOIM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AJIGA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ROMULO GALLEGO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AN SEBASTIAN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OBISPO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ROSCI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MONTALBA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RICAURT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COLIN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RIBA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PALAVECIN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GUARAQU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LAND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EZEQUIEL ZAMOR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MARCAN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OSPIN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MARIÑ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JAUREGU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TRUJILL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SUCR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MARACAIB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AUTAN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FREIT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SAN FERNANDO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SUCR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PEDRAZA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SUCR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JUAN JOSE MOR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SAN CARLO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DEMOCRACI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ROSCIO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TORR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JULIO CESAR SALA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PAEZ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LIBERTADO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MARIÑO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PAEZ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MEJI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JUNI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URDANET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URACHICH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MIRAND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MANAPIAR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INDEPENDENCI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IRUAC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URDANET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ROJA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SIFONTES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string">
            <text:p>PUERTO CABELL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INAC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FALCO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ZARAZ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URDANET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JUSTO BRICEÑ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PAZ CASTILL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MATURI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PENIN. DE MACANA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SUCR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MONTE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LOBATER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VALER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PEÑ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PAEZ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ALTO ORINOC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LIBERTA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ZAMOR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SOS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RAUL LEONI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SAN JOAQUIN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string">
            <text:p>LIMA BLANC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FEDERACIO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CAMAGUA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ANDRES E BLANC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LIBERTADO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PLAZ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PIA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VILLALBA(I.COCHE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TUR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RIBER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SAN CRISTOBA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CANDELARI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JOSE ANTONIO PAEZ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MACHIQUES DE PERIJ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IRAND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LIBERTADO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ALBERTO ARVELO 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GRAN SABAN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VALENCI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ROMULO GALLEGOS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string">
            <text:p>MAURO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S JOSE DE GUARIB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SIMON PLANA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SANTOS MARQUIN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SUCR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PUNCERE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TUBORE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M.JOSE V DE UND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SUCR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URIBANT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MIRAND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LA TRINIDA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SUCR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MONAGA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JOSE ANGEL LAMA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A JOSE DE SUCR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EL CALLA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MIRAND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MIRANDA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string">
            <text:p>LAS MERCEDE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MIRAND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URDANET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SOTILL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ANTOLIN DEL CAMP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AGUA BLANC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VALDEZ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>CORDOB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MONTE CARMEL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COCOROT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string">
            <text:p>LA CAÑADA DE URDANETA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PEÑALV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BOLIVA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CRUZ PARED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PADRE PEDRO CHIEN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LOS GUAYO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PETI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EL SOCORRO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ANTONIO PINTO SALINA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ZAMORA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AGUASA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GARCIA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string">
            <text:p>PAPELON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ANDRES E BLANCO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string">
            <text:p>GARCIA DE HEVIA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MOTATAN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INDEPENDENCIA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string">
            <text:p>LAGUNILLA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SIMON RODRIGUEZ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SANTOS MICHELEN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ANDRES E. BLANCO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NAGUANAGU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SILV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ORTIZ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string">
            <text:p>OBISPO RAMOS DE LOR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CRISTOBAL ROJA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SANTA BARBAR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SAN GENARO DE BOCONOITO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LIBERTADO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string">
            <text:p>GUASIMO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PAMPA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string">
            <text:p>ARISTIDES BASTIDA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string">
            <text:p>CATATUMBO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SOTILLO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MARIO B IRAGORR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JOSE ANTONIO PAEZ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SAN DIEGO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string">
            <text:p>ZAMOR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S MARIA DE IPIR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string">
            <text:p>CARACCIOLO PARRA OLMEDO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string">
            <text:p>LOS SALIA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RACO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string">
            <text:p>SAN RAFAEL DE ONOTO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>ANDRES MAT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string">
            <text:p>MICHELEN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SAN RAFAEL DE CARVAJA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string">
            <text:p>MANUEL MONG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string">
            <text:p>ROSARIO DE PERIJA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GUANIPA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TOVA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LIBERTADO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DABAJUR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CHAGUARAMA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string">
            <text:p>CARDENAL QUINTER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ANDRES BELL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SANTA ROSALIA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string">
            <text:p>BOLIVA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string">
            <text:p>LIBERTADO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SUCR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VEROE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string">
            <text:p>CABIMA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GUANTA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CAMATAGUA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MIGUEL PEÑA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MONS. ITURRIZA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SAN GERONIMO DE GUAYABA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PUEBLO LLAN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SIMON BOLIVA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CRUZ S ACOSTA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string">
            <text:p>PANAMERICAN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ANDRES BELL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string">
            <text:p>VALMORE RODRIGUEZ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PIRITU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JOSE R REVENG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LOS TAQUE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string">
            <text:p>RANGE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string">
            <text:p>BARUT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string">
            <text:p>PEDRO MARIA UREÑ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BOLÍVA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string">
            <text:p>JESUS ENRIQUE LOSSAD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M.L/DIEGO BAUTISTA U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FRANCISCO LINARES A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PIRITU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string">
            <text:p>RIVAS DAVIL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string">
            <text:p>CARRIZA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SUCR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JOSE FELIPE MÁRQUEZ CAÑIZALE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string">
            <text:p>ALMIRANTE PADILLA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CARVAJA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M.OCUMARE D LA COSTA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UNIO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string">
            <text:p>SUCR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string">
            <text:p>CHACAO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string">
            <text:p>ANDRES BELLO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JUAN VICENTE CAMPO ELIA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string">
            <text:p>SAN FRANCISCO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SANTA ANA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string">
            <text:p>SAN FRANCISCO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string">
            <text:p>TOVA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string">
            <text:p>EL HATILLO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string">
            <text:p>FERNANDEZ FEO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string">
            <text:p>LA CEIBA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string">
            <text:p>JESUS MARIA SEMPRU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MC GREGO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JACURA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string">
            <text:p>TULIO FEBRES CORDERO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string">
            <text:p>BUROZ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>LIBERTA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string">
            <text:p>PAMPANITO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FRANCISCO JAVIER PULGA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S JUAN CAPISTRANO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string">
            <text:p>CACIQUE MANAUR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string">
            <text:p>PADRE NOGUERA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string">
            <text:p>PEDRO GUA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string">
            <text:p>SAMUEL MALDONADO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office:value-type="string">
            <text:p>SIMON BOLIVAR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PALMA SOLA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string">
            <text:p>ARICAGUA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string">
            <text:p>SEBORUCO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string">
            <text:p>SUCR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string">
            <text:p>ZEA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string">
            <text:p>ANTONIO ROMULO C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string">
            <text:p>URUMACO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string">
            <text:p>FCO DE MIRANDA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string">
            <text:p>TOCOPERO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string">
            <text:p>JOSE MARIA VARGA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string">
            <text:p>RAFAEL URDANETA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string">
            <text:p>SIMON RODRIGUEZ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string">
            <text:p>TORBE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string">
            <text:p>SAN JUDAS TADEO</text:p>
          </table:table-cell>
        </table:table-row>
      </table:table>
      <table:table table:name="estados" table:style-name="ta1" table:print="false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codigo_estados</text:p>
          </table:table-cell>
          <table:table-cell office:value-type="string">
            <text:p>Esta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TTO. CAPITAL <text:s text:c="6"/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ZOATEGUI <text:s text:c="9"/>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URE <text:s text:c="14"/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AGUA <text:s text:c="13"/>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RINAS <text:s text:c="12"/>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OLIVAR <text:s text:c="12"/>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ARABOBO <text:s text:c="11"/>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JEDES <text:s text:c="12"/>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ALCON <text:s text:c="13"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UARICO <text:s text:c="12"/>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ARA <text:s text:c="15"/>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ERIDA <text:s text:c="13"/>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IRANDA <text:s text:c="12"/>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ONAGAS <text:s text:c="12"/>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VA.ESPARTA <text:s text:c="8"/>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ORTUGUESA <text:s text:c="9"/>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UCRE <text:s text:c="14"/>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ACHIRA <text:s text:c="12"/>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RUJILLO <text:s text:c="11"/>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YARACUY <text:s text:c="12"/>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ZULIA <text:s text:c="14"/>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MAZONAS <text:s text:c="11"/>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ELTA AMACURO <text:s text:c="6"/>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VARGAS <text:s text:c="13"/></text:p>
          </table:table-cell>
        </table:table-row>
      </table:table>
      <table:table table:name="ciudades" table:style-name="ta1" table:print="false"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12" table:default-cell-style-name="Default"/>
        <table:table-row table:style-name="ro1">
          <table:table-cell office:value-type="string">
            <text:p>codigo_ciudad</text:p>
          </table:table-cell>
          <table:table-cell office:value-type="string">
            <text:p>codigo_estado</text:p>
          </table:table-cell>
          <table:table-cell office:value-type="string">
            <text:p>codigo_municipio</text:p>
          </table:table-cell>
          <table:table-cell office:value-type="string">
            <text:p>ciudad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string">
            <text:p>Carac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string">
            <text:p>La Esmerald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string">
            <text:p>Acanañ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string">
            <text:p>Toky-Shamanañ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string">
            <text:p>Mavac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string">
            <text:p>Parimabé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San Fernando de Atabap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Guarinum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Laja Lis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Macuruco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Puerto Ayacucho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Limón de Parhueñ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Platanilla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Isla de Ratón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San Pedro del Orinoc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Munduapo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Samariapo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Pendar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Maroa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Comunidad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Victorino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San Juan de Manapiar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Cacurí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Marueta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Camani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string">
            <text:p>San Carlos de Río Negro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string">
            <text:p>Curimacare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string">
            <text:p>Santa Lucía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string">
            <text:p>Solano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nac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an Joaquín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agua de Barcelona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chipo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Puerto Píritu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San Miguel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El Hatillo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Valle de Guanape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Santa Bárbara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Pariaguán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Atapirire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Boca del Pao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El Pao de Barcelona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Múcura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Guanta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Pertigalete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Soledad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Carapa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Mapire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anta Cruz de Orinoco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an Diego de Cabrutica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anta Clara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Uverito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Zuata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Puerto La Cruz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Pozuelos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Onoto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an Pablo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San Mateo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El Carito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Santa Inés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larines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Guanape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abana de Uchire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Cantaura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undo Nuevo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anta Rosa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Urica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San Francisco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Píritu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San José de Guanpa (El Tigrito)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Boca de Uchire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Boca de Chávez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Santa Ana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rcelona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ergantín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igua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El Pilar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aricual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El Tigre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El Chaparro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José Gregorio Monagas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Lecherías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chagua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purito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l Yagual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Guachara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l Samán de Apure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Guasimal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Biruaca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ruzual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antecal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Quintero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a Estacada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an Vicente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uasdualito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Palmarito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l Amparo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l Nula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a Victoria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an Juan de Payara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Puerto Páez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San Miguel de Cunaviche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Elorza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La Trinidad de Orichuna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an Fernando de Apure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El Recreo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Arichuna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an Rafael de Atamaica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an Mateo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Camatagua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Carmen de Cura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aracay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horoní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Santa Cruz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La Victoria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Las Mercedes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Las Guacamayas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ao de Zárate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Zuata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El Consejo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Palo Negro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La Pica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El Limón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Caña de Azúcar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an Casimiro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üiripa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llas de Caramacate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Valle Morín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an Sebastián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urmero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an Joaquín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osario de Paya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huao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19 de Abril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Las Tejerías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Tiara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Cagua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Bella Vista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La colonia Tovar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Barbacoas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Las peñitas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an Francisco de Cara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Taguay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Villa de Cura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Tocorón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Magdaleno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an Francisco de Asís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Los Bagres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Santa Rita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Francisco de Miranda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Paraparal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abaneta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Veguitas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Socopó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Bum-Bum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Chameta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rismendi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Guadarrama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La Unión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an Antonio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arinas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Quebrada Seca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La Mula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El Corozo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La Caramuca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anta Inés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anta Lucía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an Silvestre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Torunos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arinitas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Altamira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alderas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Barrancas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La Yuca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Masparrito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anta Bárbara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Pedraza la Vieja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apitanejo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Punta de piedra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Obispos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El Real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La Luz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Los Guasimitos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iudad Bolivia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Maporal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urbatí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Libertad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Dolores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Mijagual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Santa Rosa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Arauquita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Ciudad de Nutrias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El Regalo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Puerto de Nutrias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Santa Catalina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Las Casitas del Vegón de Nutria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El Cantón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Puerto Vivas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Santa Cruz de Guacas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San Rafael De Canaguá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Potrero de la Virgen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Las Malvinas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iudad Guayana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ozo Verde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El Rosario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aicara del Orinoco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Las Bonitas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Santa Rosalía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El Milagro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La Urbina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Morichalito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El Callao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Santa Elena de Uairén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Ikabarú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Ciudad Bolívar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Almacén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San José de Bongo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La Carolina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Upata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El Pao de Hierro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El Manteco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Ciudad Piar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La Paragua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San Francisco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Santa Bárbara de Centurión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Guasipati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El Miamo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umeremo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El Dorado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Las Claritas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Maripa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Aripao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Guarataro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Las Majadas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Moitaco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El Palmar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Bejuma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Canoabo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Chirgua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Güigüe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Belén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Central Tacarigua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Mariara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Guacara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Yagua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Morón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Urama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Tocuyito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Los Guayos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Miranda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Montalban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Naguanagua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Puerto Cabello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Borburata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Patanemo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San Diego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San Joaquín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Valencia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Miguel Peña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Los Naranjos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Cojedes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Apartaderos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Tinaquillo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El Baúl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Sucre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Macapo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La Aguadita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El Pao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Libertad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El Amparo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Las Vegas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San Carlos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La Sierra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Manrique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San Carlos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Tinaco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Curiapo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Manoa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Boca de Cuyubini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Araguabisi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San Francisco de Guayo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Araguaimujo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Sierra Imataca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Piacoa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El Triunfo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Santa Catalina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Moruca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Pedernales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Capure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Tucupita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Hacienda del Medio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Carapal de Guara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Urb. Leonardo Ruiz Pineda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Paloma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Urb. Delfiín Mendoza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Tucupita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San Rafael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La Horqueta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an Juan de los Cayos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Capadare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La Pastora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El Mene de San Lorenzo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an Luis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Aracua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La Peña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Capatárida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ariro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orojó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Guajiro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San José de Seque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Zazárida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Yaracal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Punto Fijo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Punta Cardón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Santa Ana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La Vela de Coro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Acurigua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Guaibacoa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Las Calderas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El Moyepo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Dabajuro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Pedregal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El Manantial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Tupure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Pedregal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Piedra Grande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Purureche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Adícora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Adaure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Baraived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Buena Vista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El Hato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El Vínculo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Jadacaquiva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Moruy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Churuguara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Agua Larga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El Paují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El Tupí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Mapararí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Churuguara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Agua Linda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Araurima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Jacura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Santa Cruz de Los Taques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Judibana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Mene de Mauroa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Casigua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San Félix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Santa Ana de Coro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La Negrita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Mitare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Río Seco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Sabaneta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Chichiriviche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Boca de Tocuyo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Tocuyo de la Costa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string">
            <text:p>Palma Sola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Cabure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Pueblo Nuevo de la Sierra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Curimagua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Píritu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San José de la Costa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Mirimire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Tucacas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Boca de Aroa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La Cruz de Taratara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Pecaya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Tocópero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Santa Cruz de Bucaral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El Charal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Las Vegas del Tuy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San José de Bruzual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Urumaco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Puerto Cumarebo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La Ciénaga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La Soledad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Pueblo Cumarebo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Puerto Cumarebo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Zazárida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Camaguán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Puerto Miranda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Uverito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Chaguaramas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El Socorro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Calabozo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El Calvario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El Rastro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Guardatinajas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Tucupido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San Rafael de Laya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Tucupido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Altagracia de Orituco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Lezama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Libertad de Orituco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Paso Real de Macaira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an Francisco de Macaira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an Rafael de Orituco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abana Grande de Orituco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San Juan de los Morros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Cantagallo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Parapara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El Sombrero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osa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Las Mercedes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Cabruta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Santa Rita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Valle de la Pascua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Espino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Zaraza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San José de Unare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San Francisco de Tiznados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San José de Tiznados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La Unión de Canuto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Ortiz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Guayabal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Cazorla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an José de Guaribe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Santa María de Ipire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Altamira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Sanare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La Bucarita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La Escalera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Duaca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El Eneal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Barquisimeto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Bobare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Buena Vista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Río Claro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Quibor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La Ceiba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Cuara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Cubiro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El Hato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Agua Negra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San Miguel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Tintorero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El Tocuyo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Anzoátegui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Guárico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Villanueva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Humocaro Alto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Humocaro Bajo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Guaitó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Barbacoas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Cabudare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Los Rastrojos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Agua Viva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Sarare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Manzanita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La Miel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Carora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Curarigua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Río Tocuyo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Atarigua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La Pastora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Aregue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Quebrada Arriba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Arenales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El Paradero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San Pedro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Burere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El Empedrado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Palmarito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San Francisco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El Jabón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Parapara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Altagracia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Siquisique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Santa Inés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Aguada Grande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Baragua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El Vigía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La Palmita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Mucujepe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Los Naranjos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La Blanca -12 de Octubre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La Azulita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Santa Cruz de Mora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Mesa Bolívar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Mesa de las Palmas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string">
            <text:p>Aricagua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string">
            <text:p>Campo Elías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Canaguá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Capurí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Chacantá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El Molino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El Viento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Mucuchachí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Mucutuy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Ejido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Acequias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Jají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La Mesa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San José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El Pinar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Santo Domingo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Las Piedras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El Guaraque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Mesa de Quintero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Río Negro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Arapuey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San José de Palmira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Torondoy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San Cristóbal de Torondoy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Mérida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El Morro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Los Nevados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Timotes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Chachopo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La Venta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Piñango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Santa Elena de Arenales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Guayabones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San Rafael de Alcazar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string">
            <text:p>Santa María de Caparo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Pueblo Llano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Mucuchíes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Cacute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La Toma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Mucurubá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San Rafael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Tabay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string">
            <text:p>Lagunillas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string">
            <text:p>Chiguará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string">
            <text:p>Estánques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string">
            <text:p>La Trampa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string">
            <text:p>Pueblo Nuevo del Sur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string">
            <text:p>San Juan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Tovar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string">
            <text:p>Nueva Bolívia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string">
            <text:p>Palmarito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string">
            <text:p>Las Virtudes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string">
            <text:p>Santa Apolonia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Caño El Tigre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Caucagua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Aragüita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El Clavo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Capaya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El Café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Marizapa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Panaquire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Tapipa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San José de Barlovento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umbo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string">
            <text:p>Nuestra Señora del Rosario de Baruta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string">
            <text:p>El Cafetal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string">
            <text:p>Las Minas de Baruta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Higuerote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Curiepe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Tacarigua de Mamporal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string">
            <text:p>Mamporal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>Carrizal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string">
            <text:p>Chacao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string">
            <text:p>Charallave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string">
            <text:p>Las Brisas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El Hatillo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Los Teques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Altagracia de la Montaña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San Diego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El Jarillo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Paracotos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San Pedro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Tácata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Santa Teresa del Tuy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El Cartanal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Ocumare del Tuy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La Democracia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Santa Bárbara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San Antonio de los Altos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Río Chico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El Guapo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Paparo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Río Chico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Tacarigua de la Laguna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San Fernando del Guapo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Santa Lucía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string">
            <text:p>Cúpira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string">
            <text:p>Machurucuto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string">
            <text:p>Guarenas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string">
            <text:p>San Francisco de Yare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string">
            <text:p>San Antonio de Yare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string">
            <text:p>Petare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string">
            <text:p>Caucagüita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string">
            <text:p>Filas de Mariches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string">
            <text:p>La Dolorita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string">
            <text:p>Los dos Caminos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Cúa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Nueva Cúa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string">
            <text:p>Guatire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string">
            <text:p>Araira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San Antonio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San Francisco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>Aguasay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Caripito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Caripe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El Guácharo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La Guanota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Sabana de Piedra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San Agustín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Teresén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Caicara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Areo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San Félix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Viento Fresco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Punta de Mata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El Tejero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Temblador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Chaguaramas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Las Alhuacas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Tabasca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Maturín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El Corozo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El Furrial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Jusepín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La Pica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San Vicente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Aragua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Aparicio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Chaguaramal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El Pinto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Guanaguana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La Toscana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Taguaya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Quiriquire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Cachipo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string">
            <text:p>Santa Bárbara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Barrancas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Los Barrancos de Fajardo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Uracoa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La Plaza de Paraguachí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La Asunción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San Juan Bautista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La Guardia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string">
            <text:p>El Valle del Espíritu Santo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string">
            <text:p>Villa Rosa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Santa Ana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El Maco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Tacarigua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Pedro González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Altagracia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Pampatar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El Pilar (Los Robles)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Juangriego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Los Millanes}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Porlamar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Boca de Río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Boca del Pozo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Punta de Piedras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El Guamache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San Pedro de Coche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Güinima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string">
            <text:p>Agua Blanca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Araure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Río Acarigia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Píritu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Uveral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Guanare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Córdoba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San José de la Montaña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Mesa de Cavacas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Quebrada de la Virgen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Guanarito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Trinidad de la Capilla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Morrones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Chabasquen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Peña Blanca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spino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La Aparición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La Estación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Acarigua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Payara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Pimpinela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Mijagüito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string">
            <text:p>Caño Delgadito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string">
            <text:p>Boconoito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string">
            <text:p>San Nicolás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string">
            <text:p>San Rafael de Onoto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string">
            <text:p>Santa Fé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string">
            <text:p>El Algarrobito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string">
            <text:p>El Playón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string">
            <text:p>Nueva Florida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Biscucuy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La Concepción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San Rafael de Palo Alzado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Las Cruces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San José de Saguaz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Villa Rosa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Villa Bruzual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La Misión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Colonia Turén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Santa Cruz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string">
            <text:p>Casanay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string">
            <text:p>San Vicente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string">
            <text:p>San José de Aerocuar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string">
            <text:p>Río Casanay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Río Caribe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San Juan de Unare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El Morro de Puerto Santo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Puerto Santo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San Juan de las Galdonas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El Pilar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El Rincón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os Arroyos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Guaraúnos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Tunapuicito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Guariquén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Carúpano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Playa Grande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string">
            <text:p>Marigüitar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Yaguaraparo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Río Seco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El Paujíl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string">
            <text:p>Araya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string">
            <text:p>Chacopata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string">
            <text:p>Manicuare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string">
            <text:p>Tunapuy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string">
            <text:p>Guayana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Irapa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Campo Claro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Marabal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San Antonio de Irapa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Soro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San Antonio del Golfo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Cumanacoa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Arenas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Aricagua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las Piedras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Cumanacoa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Villaroel o Quebrada Seca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San Lorenzo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Cariaco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Villa frontado o Muelle de Cariaco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Santa Cruz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Santa Maria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Cumaná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Los Puertos de Santa Fé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Los Altos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San Juan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Caigüire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Güiria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Río Salado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Macuro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Yoco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Cordero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string">
            <text:p>Las Mesas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Colón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San Félix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San Pedro del Río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San Antonio del Táchira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El Recreo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Las Dantas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Palotal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Táriba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Palo Gordo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La Florida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string">
            <text:p>Santa Ana del Táchira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an Rafael del Piñal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Puerto Teteo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an Lorenzo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San José de Bolívar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string">
            <text:p>La Fría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string">
            <text:p>Boca de Grita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string">
            <text:p>Orope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string">
            <text:p>Palmira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Capacho Nuevo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El Valle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Peribeca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La Grita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Pueblo Hondo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Sabana Grande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string">
            <text:p>El Cobre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Rubio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Bramón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Río Chiquito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San Vicente de la Revancha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Capacho Viejo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Hato de la Virgen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El Pueblito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string">
            <text:p>Abejales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string">
            <text:p>El Milagro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string">
            <text:p>Puerto Nuevo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string">
            <text:p>San Joaquín de Navay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Lobatera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Borotá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string">
            <text:p>Michelena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string">
            <text:p>Coloncito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string">
            <text:p>La Palmita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string">
            <text:p>Ureña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string">
            <text:p>Aguas Calientes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string">
            <text:p>Delicias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string">
            <text:p>La Tendida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string">
            <text:p>Boconó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string">
            <text:p>Hernández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San Cristóbal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Macanillo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Seboruco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string">
            <text:p>San Simón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>Queniquea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>Mesa del Tigre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>San Pablo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string">
            <text:p>San Josesito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Pregonero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La Fundación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Laguna de García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Patio Redondo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string">
            <text:p>Umuquena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string">
            <text:p>Santa Isabel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string">
            <text:p>Araguaney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string">
            <text:p>El Jagüito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string">
            <text:p>El Gallo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Boconó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Batatal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Burbusay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El Carmen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Las Mesitas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Guaramacal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La Vega de Guaramacal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Niquitao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Mosquey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San Rafael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Tostos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San Miguel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string">
            <text:p>Sabana Grande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string">
            <text:p>Altamira de Cáus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string">
            <text:p>Granados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Chenjendé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Minas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Bolivia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Torococo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Mitón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Chejendé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Sabana Grande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Las Llanadas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Carache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Cuicas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La Concepción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El Zapatero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La Cuchilla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El Alto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Sabana Libre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La Mata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string">
            <text:p>El Paradero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string">
            <text:p>La Placita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string">
            <text:p>Los Caprichos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string">
            <text:p>Campo Elías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string">
            <text:p>Las Quebradas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Santa Apolonia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La Ceiba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Zona Rica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Tres de Febrero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string">
            <text:p>El Dividive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string">
            <text:p>Agua Caliente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string">
            <text:p>Agua Santa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string">
            <text:p>El Cenizo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string">
            <text:p>Valerita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string">
            <text:p>Buena Vista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string">
            <text:p>Monte Carmelo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string">
            <text:p>Casa de Tabla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string">
            <text:p>Motatán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string">
            <text:p>El Baño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string">
            <text:p>Jalisco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string">
            <text:p>Pampán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string">
            <text:p>Flor de Patria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string">
            <text:p>Monay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string">
            <text:p>Santa Ana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Pampanito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La Concepción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Pampanito II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Betijoque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Isnotú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Los Cedros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Las Rurales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string">
            <text:p>Carvajal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string">
            <text:p>La Cejita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string">
            <text:p>Campo Alegre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string">
            <text:p>Las Mesetas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string">
            <text:p>Sabana de Mendoza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string">
            <text:p>El Paraíso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string">
            <text:p>Junín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string">
            <text:p>Sabana de Mendoza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string">
            <text:p>Valmore Rodríguez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Trujillo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San Lázaro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Santa Rosa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La Plazuela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Chiquinquirá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Matriz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San Jacinto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Tres Esquinas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La Quebrada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Cabimbú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Jajó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La Mesa de Esnujaque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La Uquebrada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Santiago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Tuñame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string">
            <text:p>Valera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string">
            <text:p>Juan Ignacio Montilla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string">
            <text:p>La Beatriz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string">
            <text:p>la Puerta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string">
            <text:p>Mendoza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string">
            <text:p>Mercedes Díaz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string">
            <text:p>San Luis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string">
            <text:p>San Pablo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Aroa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Chivacoa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Campo Elías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Cocorote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Independencia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Sabana de Parra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Boraure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string">
            <text:p>Yumare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Nirgua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alom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Temerla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Yaritagua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Cambural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San Felipe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Albarico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Marín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Guama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Urachiche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string">
            <text:p>Aldea Casimiro Vásquez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string">
            <text:p>El Toro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string">
            <text:p>San Carlos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San Timoteo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Ceuta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Mene Grande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El Venado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El Tigre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string">
            <text:p>Cabimas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string">
            <text:p>Palito Blanco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string">
            <text:p>Punta Gorda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string">
            <text:p>Encontrados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string">
            <text:p>El Guayabo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San Carlos del Zulia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El Moralito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Santa Bárbara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Santa Cruz del Zulia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Concha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string">
            <text:p>Cuatro Esquinas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string">
            <text:p>Los Naranjos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string">
            <text:p>Pueblo Nuevo (El Chivo)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string">
            <text:p>La Concepción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string">
            <text:p>La Paz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string">
            <text:p>Jobo Alto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string">
            <text:p>San José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string">
            <text:p>Casigua-El Cubo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string">
            <text:p>El Cruce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string">
            <text:p>Concepción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string">
            <text:p>Kilómetro 48 (Santo Domingo)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string">
            <text:p>La Ensenada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string">
            <text:p>El Carmelo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string">
            <text:p>Potreritos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string">
            <text:p>Ciudad Ojeda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string">
            <text:p>Campo Lara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string">
            <text:p>PicaPica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string">
            <text:p>Lagunillas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string">
            <text:p>Machiques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string">
            <text:p>Las Piedras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string">
            <text:p>San José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string">
            <text:p>Río Negro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San Rafael Del Moján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La Sierrita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Las Parcelas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Carrasquero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Cachirí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Santa Cruz de Mara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Tamare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Maracaibo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San Isidro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Los Puertos de Altagracia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El Mecocal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Quisiro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El Consejo de Ciruma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Sabaneta de Palmas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Sinamaica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Cojoro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El Molinete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Paraguaipoa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string">
            <text:p>La Villa del Rosario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string">
            <text:p>Barranquitas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string">
            <text:p>San Ignacio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string">
            <text:p>San Francisco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string">
            <text:p>El Silencio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string">
            <text:p>El Bajo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string">
            <text:p>Sierra Maestra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string">
            <text:p>Los Cortijos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string">
            <text:p>Sur América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Santa Rita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El Mene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Palmarejo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El Guanábano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Tía Juana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San Isidro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Sabana de la Plata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string">
            <text:p>Bobures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string">
            <text:p>El Batey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string">
            <text:p>Gibraltar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string">
            <text:p>San Antonio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string">
            <text:p>Santa María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string">
            <text:p>Caja Seca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string">
            <text:p>Bachaquero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string">
            <text:p>El Corozo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La Guaira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Caraballeda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Carayaca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La Sabana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Catia La Mar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El Junko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Macuto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Maiquetía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Naiguatá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Ocumare de la Costa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Bailadores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La Playa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string">
            <text:p>Papelón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Escuque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string">
            <text:p>Farriar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* (No especificada en Gaceta Oficial del 20-01-19)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Tucaní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Zea</text:p>
          </table:table-cell>
        </table:table-row>
      </table:table>
      <table:table table:name="Hoja1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7" table:default-cell-style-name="Default"/>
        <table:table-column table:style-name="co41" table:default-cell-style-name="Default"/>
        <table:table-column table:style-name="co7" table:default-cell-style-name="Default"/>
        <table:table-column table:style-name="co3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2">
          <table:table-cell office:value-type="string">
            <text:p>nacionalidad</text:p>
          </table:table-cell>
          <table:table-cell office:value-type="string">
            <text:p>cedula_identidad</text:p>
          </table:table-cell>
          <table:table-cell office:value-type="string">
            <text:p>religion</text:p>
          </table:table-cell>
          <table:table-cell office:value-type="string">
            <text:p>primer_apellido</text:p>
          </table:table-cell>
          <table:table-cell office:value-type="string">
            <text:p>segundo_apellido</text:p>
          </table:table-cell>
          <table:table-cell office:value-type="string">
            <text:p>primer_nombre</text:p>
          </table:table-cell>
          <table:table-cell office:value-type="string">
            <text:p>segundo_nombre</text:p>
          </table:table-cell>
          <table:table-cell office:value-type="string">
            <text:p>sexo</text:p>
          </table:table-cell>
          <table:table-cell table:style-name="Default" office:value-type="string">
            <text:p>fecha_nacimiento</text:p>
          </table:table-cell>
          <table:table-cell office:value-type="string">
            <text:p>lugar_de_nacimiento</text:p>
          </table:table-cell>
          <table:table-cell office:value-type="string">
            <text:p>estado_civil</text:p>
          </table:table-cell>
          <table:table-cell office:value-type="string">
            <text:p>foto</text:p>
          </table:table-cell>
          <table:table-cell office:value-type="string">
            <text:p>grupo_sanguineo</text:p>
          </table:table-cell>
          <table:table-cell office:value-type="string">
            <text:p>codigo_estado</text:p>
          </table:table-cell>
          <table:table-cell office:value-type="string">
            <text:p>codigo_municipio</text:p>
          </table:table-cell>
          <table:table-cell office:value-type="string">
            <text:p>codigo_parroquia</text:p>
          </table:table-cell>
          <table:table-cell office:value-type="string">
            <text:p>codigo_ciudad</text:p>
          </table:table-cell>
          <table:table-cell office:value-type="string">
            <text:p>direccion_domiciliaria</text:p>
          </table:table-cell>
          <table:table-cell office:value-type="string">
            <text:p>telefono_domicilio</text:p>
          </table:table-cell>
          <table:table-cell office:value-type="string">
            <text:p>telefono_movil</text:p>
          </table:table-cell>
          <table:table-cell office:value-type="string">
            <text:p>correo_electronico</text:p>
          </table:table-cell>
          <table:table-cell office:value-type="string">
            <text:p>direccion_emergencia</text:p>
          </table:table-cell>
          <table:table-cell office:value-type="string">
            <text:p>telefono_emergencia</text:p>
          </table:table-cell>
          <table:table-cell office:value-type="string">
            <text:p>unidad_adscripcion_laboral</text:p>
          </table:table-cell>
          <table:table-cell office:value-type="string">
            <text:p>extension_interna</text:p>
          </table:table-cell>
          <table:table-cell office:value-type="string">
            <text:p>perfil_empleado</text:p>
          </table:table-cell>
          <table:table-cell office:value-type="string">
            <text:p>jefe_sector</text:p>
          </table:table-cell>
          <table:table-cell office:value-type="string">
            <text:p>grado_instruccion</text:p>
          </table:table-cell>
          <table:table-cell office:value-type="string">
            <text:p>especialidad</text:p>
          </table:table-cell>
          <table:table-cell office:value-type="string">
            <text:p>sedes</text:p>
          </table:table-cell>
          <table:table-cell office:value-type="string">
            <text:p>jerarquia</text:p>
          </table:table-cell>
          <table:table-cell office:value-type="string">
            <text:p>profesion</text:p>
          </table:table-cell>
          <table:table-cell office:value-type="string">
            <text:p>oficio</text:p>
          </table:table-cell>
          <table:table-cell office:value-type="string">
            <text:p>centro_votacion_cne</text:p>
          </table:table-cell>
          <table:table-cell office:value-type="string">
            <text:p>direccion_oficina</text:p>
          </table:table-cell>
          <table:table-cell office:value-type="string">
            <text:p>talla_pantalon</text:p>
          </table:table-cell>
          <table:table-cell office:value-type="string">
            <text:p>talla_camisa</text:p>
          </table:table-cell>
          <table:table-cell office:value-type="string">
            <text:p>talla_calzado</text:p>
          </table:table-cell>
          <table:table-cell office:value-type="string">
            <text:p>talla_gorra</text:p>
          </table:table-cell>
          <table:table-cell office:value-type="string">
            <text:p>estatura</text:p>
          </table:table-cell>
          <table:table-cell office:value-type="string">
            <text:p>peso</text:p>
          </table:table-cell>
          <table:table-cell office:value-type="string">
            <text:p>color_cabello</text:p>
          </table:table-cell>
          <table:table-cell office:value-type="string">
            <text:p>color_piel</text:p>
          </table:table-cell>
          <table:table-cell office:value-type="string">
            <text:p>discapacidad</text:p>
          </table:table-cell>
          <table:table-cell office:value-type="string">
            <text:p>alergias</text:p>
          </table:table-cell>
          <table:table-cell office:value-type="string">
            <text:p>dominio_mano</text:p>
          </table:table-cell>
          <table:table-cell office:value-type="string">
            <text:p>deporte</text:p>
          </table:table-cell>
          <table:table-cell office:value-type="string">
            <text:p>actividades_culturales</text:p>
          </table:table-cell>
          <table:table-cell office:value-type="string">
            <text:p>apellidos_beneficiario</text:p>
          </table:table-cell>
          <table:table-cell office:value-type="string">
            <text:p>nombres_beneficiario</text:p>
          </table:table-cell>
          <table:table-cell office:value-type="string">
            <text:p>cedula_beneficiario</text:p>
          </table:table-cell>
          <table:table-cell office:value-type="string">
            <text:p>telefono_beneficiario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54">
            <text:p>17074154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55">
            <text:p>17074155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56">
            <text:p>17074156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57">
            <text:p>17074157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58">
            <text:p>17074158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59">
            <text:p>17074159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60">
            <text:p>17074160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61">
            <text:p>17074161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62">
            <text:p>17074162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63">
            <text:p>17074163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64">
            <text:p>17074164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65">
            <text:p>17074165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66">
            <text:p>17074166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67">
            <text:p>17074167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68">
            <text:p>17074168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69">
            <text:p>17074169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70">
            <text:p>17074170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71">
            <text:p>17074171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72">
            <text:p>17074172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73">
            <text:p>17074173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74">
            <text:p>17074174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75">
            <text:p>17074175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76">
            <text:p>17074176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77">
            <text:p>17074177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78">
            <text:p>17074178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79">
            <text:p>17074179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80">
            <text:p>17074180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81">
            <text:p>17074181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82">
            <text:p>17074182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83">
            <text:p>17074183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84">
            <text:p>17074184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85">
            <text:p>17074185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86">
            <text:p>17074186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87">
            <text:p>17074187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88">
            <text:p>17074188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89">
            <text:p>17074189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90">
            <text:p>17074190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91">
            <text:p>17074191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92">
            <text:p>17074192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93">
            <text:p>17074193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94">
            <text:p>17074194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95">
            <text:p>17074195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96">
            <text:p>17074196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97">
            <text:p>17074197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98">
            <text:p>17074198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199">
            <text:p>17074199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00">
            <text:p>17074200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01">
            <text:p>17074201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02">
            <text:p>17074202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03">
            <text:p>17074203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04">
            <text:p>17074204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05">
            <text:p>17074205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06">
            <text:p>17074206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07">
            <text:p>17074207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08">
            <text:p>17074208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09">
            <text:p>17074209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10">
            <text:p>17074210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11">
            <text:p>17074211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12">
            <text:p>17074212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13">
            <text:p>17074213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14">
            <text:p>17074214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15">
            <text:p>17074215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16">
            <text:p>17074216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17">
            <text:p>17074217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18">
            <text:p>17074218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19">
            <text:p>17074219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20">
            <text:p>17074220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21">
            <text:p>17074221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22">
            <text:p>17074222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17074223">
            <text:p>17074223</text:p>
          </table:table-cell>
          <table:table-cell office:value-type="string">
            <text:p>catolica <text:s text:c="6"/></text:p>
          </table:table-cell>
          <table:table-cell office:value-type="string">
            <text:p>gonzalez <text:s text:c="21"/></text:p>
          </table:table-cell>
          <table:table-cell office:value-type="string">
            <text:p>vasquez <text:s text:c="22"/></text:p>
          </table:table-cell>
          <table:table-cell office:value-type="string">
            <text:p>jacqueline <text:s text:c="19"/></text:p>
          </table:table-cell>
          <table:table-cell office:value-type="string">
            <text:p>jedalia <text:s text:c="22"/></text:p>
          </table:table-cell>
          <table:table-cell office:value-type="string">
            <text:p>F</text:p>
          </table:table-cell>
          <table:table-cell office:value-type="date" office:date-value="2011-07-07">
            <text:p>07/07/11</text:p>
          </table:table-cell>
          <table:table-cell office:value-type="string">
            <text:p>caracas <text:s text:c="32"/></text:p>
          </table:table-cell>
          <table:table-cell office:value-type="string">
            <text:p>SOLTERO</text:p>
          </table:table-cell>
          <table:table-cell/>
          <table:table-cell office:value-type="string">
            <text:p>O+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gwev gweflu veoiefñ wegf</text:p>
          </table:table-cell>
          <table:table-cell office:value-type="string">
            <text:p>0212-5436789 <text:s text:c="7"/></text:p>
          </table:table-cell>
          <table:table-cell office:value-type="float" office:value="4126786554">
            <text:p>4126786554</text:p>
          </table:table-cell>
          <table:table-cell office:value-type="string">
            <text:p>jacqueline@gmail.com</text:p>
          </table:table-cell>
          <table:table-cell office:value-type="string">
            <text:p>hihcvupovnugoie`bnuèrgr</text:p>
          </table:table-cell>
          <table:table-cell office:value-type="float" office:value="4165179906">
            <text:p>4165179906</text:p>
          </table:table-cell>
          <table:table-cell office:value-type="string">
            <text:p>dgcm <text:s text:c="15"/></text:p>
          </table:table-cell>
          <table:table-cell office:value-type="float" office:value="3627">
            <text:p>3627</text:p>
          </table:table-cell>
          <table:table-cell office:value-type="string">
            <text:p>Directivo</text:p>
          </table:table-cell>
          <table:table-cell office:value-type="string">
            <text:p><text:s text:c="20"/></text:p>
          </table:table-cell>
          <table:table-cell office:value-type="string">
            <text:p>Universitario</text:p>
          </table:table-cell>
          <table:table-cell office:value-type="string">
            <text:p>informatica</text:p>
          </table:table-cell>
          <table:table-cell office:value-type="float" office:value="4">
            <text:p>4</text:p>
          </table:table-cell>
          <table:table-cell office:value-type="string">
            <text:p><text:s text:c="20"/></text:p>
          </table:table-cell>
          <table:table-cell table:number-columns-repeated="2" office:value-type="string">
            <text:p>estudiante <text:s text:c="89"/></text:p>
          </table:table-cell>
          <table:table-cell office:value-type="string">
            <text:p><text:s text:c="255"/></text:p>
          </table:table-cell>
          <table:table-cell/>
          <table:table-cell table:number-columns-repeated="4" office:value-type="string">
            <text:p><text:s text:c="4"/></text:p>
          </table:table-cell>
          <table:table-cell office:value-type="string">
            <text:p><text:s text:c="3"/></text:p>
          </table:table-cell>
          <table:table-cell office:value-type="float" office:value="94">
            <text:p>94</text:p>
          </table:table-cell>
          <table:table-cell office:value-type="string">
            <text:p>marfron <text:s text:c="2"/></text:p>
          </table:table-cell>
          <table:table-cell office:value-type="string">
            <text:p>morena <text:s text:c="13"/></text:p>
          </table:table-cell>
          <table:table-cell/>
          <table:table-cell office:value-type="string">
            <text:p>ninguna</text:p>
          </table:table-cell>
          <table:table-cell office:value-type="string">
            <text:p>Diestro</text:p>
          </table:table-cell>
          <table:table-cell table:number-columns-repeated="2" office:value-type="string">
            <text:p><text:s text:c="20"/></text:p>
          </table:table-cell>
          <table:table-cell office:value-type="string">
            <text:p>vasquez <text:s text:c="52"/></text:p>
          </table:table-cell>
          <table:table-cell office:value-type="string">
            <text:p>zulay <text:s text:c="54"/></text:p>
          </table:table-cell>
          <table:table-cell office:value-type="float" office:value="6053783">
            <text:p>6053783</text:p>
          </table:table-cell>
          <table:table-cell office:value-type="float" office:value="4165253328">
            <text:p>4165253328</text:p>
          </table:table-cell>
        </table:table-row>
      </table:table>
      <table:table table:name="Hoja8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pfg.A1:pfg.A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V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9">19/08/2011</text:date>, <text:time>22:57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swaldo Zárraga</meta:initial-creator>
    <meta:creation-date>2011-06-23T18:00:51.26</meta:creation-date>
    <dc:date>2011-08-19T22:57:55.87</dc:date>
    <dc:creator>Oswaldo Zárraga</dc:creator>
    <meta:editing-duration>PT00H19M31S</meta:editing-duration>
    <meta:editing-cycles>5</meta:editing-cycles>
    <meta:generator>OpenOffice.org/3.2$Win32 OpenOffice.org_project/320m12$Build-9483</meta:generator>
    <meta:document-statistic meta:table-count="9" meta:cell-count="13042" meta:object-count="0"/>
  </office:meta>
</office:document-meta>
</file>